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color="#111111" style:font-name="URW Chancery L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Folha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erno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estriçã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so</text:p>
          </table:table-cell>
          <table:table-cell office:value-type="string" calcext:value-type="string">
            <text:p>algodã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cro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/>
        </table:table-row>
      </table:table>
      <table:table table:name="Folha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nh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nho não ref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tandard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lucro</text:p>
          </table:table-cell>
          <table:table-cell table:formula="of:=([.H8]*[.H7])+([.I8]*[.I7])" office:value-type="float" office:value="1750" calcext:value-type="float">
            <text:p>175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</table:table>
      <table:table table:name="Folha3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producao</text:p>
          </table:table-cell>
        </table:table-row>
        <table:table-row table:style-name="ro1">
          <table:table-cell/>
          <table:table-cell office:value-type="string" calcext:value-type="string">
            <text:p>lamFi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lamMed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amGros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/>
        </table:table-row>
      </table:table>
      <table:table table:name="Folha4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a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td</text:p>
          </table:table-cell>
          <table:table-cell office:value-type="string" calcext:value-type="string">
            <text:p>luc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anja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sego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gerina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Folha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administracao</text:p>
          </table:table-cell>
        </table:table-row>
        <table:table-row table:style-name="ro1">
          <table:table-cell/>
          <table:table-cell office:value-type="string" calcext:value-type="string">
            <text:p>guara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fe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3"/>
        </table:table-row>
      </table:table>
      <table:table table:name="Folha6" table:style-name="ta1"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LIMPEZA </text:p>
          </table:table-cell>
          <table:table-cell/>
          <table:table-cell office:value-type="string" calcext:value-type="string">
            <text:p>MANTIMENTO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ibo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roz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bão em pó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ijão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o de lix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çúc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pel engeni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fé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tergente</text:p>
          </table:table-cell>
          <table:table-cell table:number-columns-repeated="2"/>
          <table:table-cell office:value-type="string" calcext:value-type="string">
            <text:p>macarrã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sifeta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teiga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bone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ciant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cil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rde </text:p>
          </table:table-cell>
          <table:table-cell table:number-columns-repeated="2"/>
          <table:table-cell office:value-type="string" calcext:value-type="string">
            <text:p>Biscoit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conomico </text:p>
          </table:table-cell>
          <table:table-cell table:number-columns-repeated="2"/>
          <table:table-cell office:value-type="string" calcext:value-type="string">
            <text:p>danon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istura…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4:07:00.5327407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09:46:10.447874990</meta:creation-date>
    <dc:date>2015-10-15T14:29:21.542723097</dc:date>
    <meta:editing-duration>PT6H45M8S</meta:editing-duration>
    <meta:editing-cycles>4</meta:editing-cycles>
    <meta:generator>LibreOffice/4.4.2.2$Linux_X86_64 LibreOffice_project/40m0$Build-2</meta:generator>
    <meta:document-statistic meta:table-count="6" meta:cell-count="123" meta:object-count="0"/>
  </office:meta>
</office:document-meta>
</file>